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800000071E19F960C.png"/>
  <manifest:file-entry manifest:media-type="image/svg+xml" manifest:full-path="Pictures/100019DF00001CAA0000070EA4CC30D3.svg"/>
  <manifest:file-entry manifest:media-type="image/png" manifest:full-path="Pictures/1000020100000115000000440D3B4304.png"/>
  <manifest:file-entry manifest:media-type="image/png" manifest:full-path="Pictures/10000000000006F20000000357112B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elen BG Light1" svg:font-family="'Helen BG Light'" style:font-pitch="variable"/>
    <style:font-face style:name="Helen BG Light" svg:font-family="'Helen BG Light'" style:font-adornments="Bold" style:font-pitch="variable"/>
    <style:font-face style:name="Helen Bg Light1" svg:font-family="'Helen Bg Light'" style:font-pitch="variable"/>
    <style:font-face style:name="Helen Bg Light" svg:font-family="'Helen Bg Light'" style:font-adornments="Regular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en Bg LightCondensed" svg:font-family="'Helen Bg LightCondensed'" style:font-family-generic="system" style:font-pitch="variable"/>
  </office:font-face-decls>
  <office:automatic-styles>
    <style:style style:name="Table2" style:family="table">
      <style:table-properties style:width="16.508cm" table:align="margins" style:writing-mode="lr-tb"/>
    </style:style>
    <style:style style:name="Table2.A" style:family="table-column">
      <style:table-column-properties style:column-width="2.831cm" style:rel-column-width="11238*"/>
    </style:style>
    <style:style style:name="Table2.B" style:family="table-column">
      <style:table-column-properties style:column-width="3.334cm" style:rel-column-width="13234*"/>
    </style:style>
    <style:style style:name="Table2.C" style:family="table-column">
      <style:table-column-properties style:column-width="3.493cm" style:rel-column-width="13864*"/>
    </style:style>
    <style:style style:name="Table2.D" style:family="table-column">
      <style:table-column-properties style:column-width="2.91cm" style:rel-column-width="11553*"/>
    </style:style>
    <style:style style:name="Table2.E" style:family="table-column">
      <style:table-column-properties style:column-width="3.941cm" style:rel-column-width="1564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line-height="100%" fo:text-align="end" style:justify-single-word="false"/>
      <style:text-properties fo:color="#006666" style:font-name="Helen Bg Light1" fo:font-size="9pt" fo:language="en" fo:country="US" fo:font-weight="bold" style:font-size-asian="9pt" style:font-weight-asian="bold" style:font-size-complex="9pt"/>
    </style:style>
    <style:style style:name="P4" style:family="paragraph" style:parent-style-name="WW-Normal_20__28_Web_29_">
      <style:paragraph-properties fo:margin-top="0.127cm" fo:margin-bottom="0cm" fo:line-height="100%" fo:text-align="end" style:justify-single-word="false"/>
      <style:text-properties fo:color="#006666" style:font-name="Helen Bg Light1" fo:font-size="9pt" style:font-size-asian="9pt" style:font-size-complex="9pt"/>
    </style:style>
    <style:style style:name="P5" style:family="paragraph" style:parent-style-name="WW-Normal_20__28_Web_29_">
      <style:paragraph-properties fo:margin-top="0.127cm" fo:margin-bottom="0cm" fo:line-height="100%" fo:text-align="end" style:justify-single-word="false"/>
      <style:text-properties fo:color="#006666" style:font-name="Helen Bg Light1"/>
    </style:style>
    <style:style style:name="P6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6.506cm" style:type="right"/>
        </style:tab-stops>
      </style:paragraph-properties>
      <style:text-properties fo:color="#006666" style:font-name="Helen Bg Light1" fo:font-size="11pt" fo:language="en" fo:country="US" style:font-size-asian="11pt" style:font-size-complex="11pt"/>
    </style:style>
    <style:style style:name="P7" style:family="paragraph" style:parent-style-name="Text_20_body">
      <style:text-properties style:font-name="Helen BG Light1" fo:language="en" fo:country="US"/>
    </style:style>
    <style:style style:name="P8" style:family="paragraph" style:parent-style-name="Subtitle">
      <style:paragraph-properties loext:contextual-spacing="false" fo:margin-top="0cm" fo:margin-bottom="0cm" fo:text-align="center" style:justify-single-word="false"/>
      <style:text-properties fo:color="#000000" style:font-name="Helen BG Light1" fo:font-size="15pt" fo:language="en" fo:country="US" style:font-size-asian="15pt" style:font-size-complex="15pt"/>
    </style:style>
    <style:style style:name="P9" style:family="paragraph" style:parent-style-name="Subtitle">
      <style:paragraph-properties loext:contextual-spacing="false" fo:margin-top="0cm" fo:margin-bottom="0cm" fo:text-align="center" style:justify-single-word="false"/>
      <style:text-properties fo:color="#000000" style:font-name="Helen Bg Light1" fo:font-size="15pt" fo:language="en" fo:country="US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loext:contextual-spacing="false" fo:margin-top="0cm" fo:margin-bottom="0cm" fo:line-height="100%" style:snap-to-layout-grid="false"/>
      <style:text-properties style:font-name="Arial" fo:font-size="8pt" fo:language="en" fo:country="US" fo:font-weight="bold" style:font-size-asian="8pt" style:font-weight-asian="bold" style:font-name-complex="Arial" style:font-size-complex="8pt" style:language-complex="ar" style:country-complex="SA" style:font-weight-complex="bold"/>
    </style:style>
    <style:style style:name="P11" style:family="paragraph" style:parent-style-name="Standard">
      <style:paragraph-properties loext:contextual-spacing="false" fo:margin-top="0cm" fo:margin-bottom="0cm" fo:line-height="100%" style:snap-to-layout-grid="false"/>
      <style:text-properties style:font-name="Arial" fo:font-size="7pt" fo:language="en" fo:country="US" fo:font-style="italic" fo:font-weight="normal" style:font-size-asian="7pt" style:font-style-asian="italic" style:font-weight-asian="normal" style:font-name-complex="Arial" style:font-size-complex="7pt" style:language-complex="ar" style:country-complex="SA" style:font-style-complex="italic" style:font-weight-complex="normal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style:font-name="Arial" fo:font-size="7pt" fo:language="en" fo:country="US" fo:font-style="italic" fo:font-weight="normal" style:font-size-asian="7pt" style:font-style-asian="italic" style:font-weight-asian="normal" style:font-name-complex="Arial" style:font-size-complex="7pt" style:language-complex="ar" style:country-complex="SA" style:font-style-complex="italic" style:font-weight-complex="normal"/>
    </style:style>
    <style:style style:name="P13" style:family="paragraph" style:parent-style-name="Standard_20__28_user_29_">
      <style:paragraph-properties loext:contextual-spacing="false" fo:margin-top="0cm" fo:margin-bottom="0cm" fo:text-align="justify" style:justify-single-word="false"/>
    </style:style>
    <style:style style:name="P14" style:family="paragraph" style:parent-style-name="Heading_20_1">
      <style:text-properties style:font-name="Helen Bg Light1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Heading_20_1">
      <style:text-properties style:font-name="Helen BG Light1" fo:language="en" fo:country="US" fo:font-weight="bold" style:font-weight-asian="bold" style:font-weight-complex="bold"/>
    </style:style>
    <style:style style:name="P16" style:family="paragraph" style:parent-style-name="Heading_20_1">
      <style:text-properties fo:font-weight="bold" style:font-weight-asian="bold" style:font-weight-complex="bold"/>
    </style:style>
    <style:style style:name="P17" style:family="paragraph" style:parent-style-name="Heading_20_1">
      <style:paragraph-properties loext:contextual-spacing="false" fo:margin-top="0cm" fo:margin-bottom="0cm" fo:text-align="justify" style:justify-single-word="false"/>
      <style:text-properties style:font-name="Helen BG Light1" fo:language="en" fo:country="US" fo:font-weight="bold" style:font-weight-asian="bold" style:font-weight-complex="bold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bg" fo:country="BG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style:font-name="Helen BG Light1" fo:language="en" fo:country="US"/>
    </style:style>
    <style:style style:name="T5" style:family="text">
      <style:text-properties style:font-name="Helen BG Light1" fo:language="en" fo:country="US" fo:font-weight="normal" style:font-weight-asian="normal" style:font-weight-complex="normal"/>
    </style:style>
    <style:style style:name="T6" style:family="text">
      <style:text-properties style:font-name="Helen BG Light1" fo:font-size="13pt" fo:language="en" fo:country="US" fo:font-style="normal" fo:font-weight="bold" fo:background-color="transparent" style:font-name-asian="NSimSun" style:font-size-asian="13pt" style:font-style-asian="normal" style:font-weight-asian="bold" style:font-name-complex="Courier New" style:font-size-complex="13pt" style:font-style-complex="normal" style:font-weight-complex="bold" loext:char-shading-value="0"/>
    </style:style>
    <style:style style:name="T7" style:family="text">
      <style:text-properties style:font-name="Helen BG Light1" fo:font-size="13pt" fo:language="en" fo:country="US" fo:font-style="normal" fo:font-weight="normal" fo:background-color="transparent" style:font-name-asian="NSimSun" style:font-size-asian="13pt" style:font-style-asian="normal" style:font-weight-asian="normal" style:font-name-complex="Courier New" style:font-size-complex="13pt" style:font-style-complex="normal" style:font-weight-complex="normal" loext:char-shading-value="0"/>
    </style:style>
    <style:style style:name="T8" style:family="text">
      <style:text-properties fo:language="en" fo:country="GB"/>
    </style:style>
    <style:style style:name="T9" style:family="text">
      <style:text-properties fo:font-size="13pt" fo:background-color="transparent" style:font-size-asian="13pt" style:font-size-complex="13pt" loext:char-shading-value="0"/>
    </style:style>
    <style:style style:name="T10" style:family="text">
      <style:text-properties fo:font-size="13pt" fo:font-weight="normal" fo:background-color="transparent" style:font-size-asian="13pt" style:font-weight-asian="normal" style:font-size-complex="13pt" style:font-weight-complex="normal" loext:char-shading-value="0"/>
    </style:style>
    <style:style style:name="T11" style:family="text">
      <style:text-properties fo:color="#000000" style:font-name="Helen Bg Light1" fo:font-size="13pt" fo:language="en" fo:country="GB" fo:font-style="normal" fo:font-weight="normal" fo:background-color="transparent" style:font-name-asian="NSimSun" style:font-size-asian="13pt" style:font-style-asian="normal" style:font-weight-asian="normal" style:font-name-complex="Courier New" style:font-size-complex="13pt" style:language-complex="ar" style:country-complex="SA" style:font-style-complex="normal" style:font-weight-complex="normal" loext:char-shading-value="0"/>
    </style:style>
    <style:style style:name="T12" style:family="text">
      <style:text-properties style:use-window-font-color="true" style:font-name="Helen Bg Light" fo:font-size="13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Helen Bg Light" fo:font-size="13pt" fo:language="en" fo:country="GB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loext:char-shading-value="0"/>
    </style:style>
    <style:style style:name="T14" style:family="text">
      <style:text-properties style:use-window-font-color="true" style:font-name="Helen Bg Light" fo:font-size="13pt" fo:language="en" fo:country="GB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loext:char-shading-value="0"/>
    </style:style>
    <style:style style:name="T15" style:family="text">
      <style:text-properties style:use-window-font-color="true" style:font-name="Helen Bg Light" fo:font-size="13pt" fo:language="en" fo:country="US" fo:font-style="normal" fo:font-weight="normal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T16" style:family="text">
      <style:text-properties style:use-window-font-color="true" style:font-name="Helen Bg Light" fo:font-size="13pt" fo:language="en" fo:country="US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loext:char-shading-value="0"/>
    </style:style>
    <style:style style:name="T17" style:family="text">
      <style:text-properties style:use-window-font-color="true" style:font-name="Helen Bg Light" fo:font-size="13pt" fo:language="en" fo:country="US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loext:char-shading-value="0"/>
    </style:style>
    <style:style style:name="T18" style:family="text">
      <style:text-properties style:use-window-font-color="true" style:font-name="Helen Bg Light" fo:font-size="13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Helen BG Light1" fo:font-size="13pt" fo:language="en" fo:country="U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style:font-name="Helen Bg Light1" fo:font-size="13pt" fo:language="en" fo:country="GB" fo:font-style="normal" fo:font-weight="normal" style:font-name-asian="NSimSun" style:font-size-asian="13pt" style:font-style-asian="normal" style:font-weight-asian="normal" style:font-name-complex="Courier New" style:font-size-complex="13pt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Helen Bg Light1" fo:font-size="13pt" fo:language="en" fo:country="GB" fo:font-style="normal" fo:font-weight="normal" fo:background-color="transparent" style:font-name-asian="NSimSun" style:font-size-asian="13pt" style:font-style-asian="normal" style:font-weight-asian="normal" style:font-name-complex="Courier New" style:font-size-complex="13pt" style:language-complex="ar" style:country-complex="SA" style:font-style-complex="normal" style:font-weight-complex="normal" loext:char-shading-value="0"/>
    </style:style>
    <style:style style:name="T22" style:family="text">
      <style:text-properties style:use-window-font-color="true" style:font-name="Helen Bg Light1" fo:font-size="13pt" fo:language="en" fo:country="US" fo:font-style="normal" fo:font-weight="normal" style:font-name-asian="NSimSun" style:font-size-asian="13pt" style:font-style-asian="normal" style:font-weight-asian="normal" style:font-name-complex="Courier New" style:font-size-complex="13pt" style:language-complex="ar" style:country-complex="SA" style:font-style-complex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style:font-name="Helen Bg Light1"/>
    </style:style>
    <style:style style:name="T26" style:family="text">
      <style:text-properties style:font-name="Helen Bg Light1" fo:font-size="13pt" fo:language="en" fo:country="US" fo:font-weight="normal" fo:background-color="transparent" style:font-name-asian="NSimSun" style:font-size-asian="13pt" style:font-weight-asian="normal" style:font-name-complex="Courier New" style:font-size-complex="13pt" style:language-complex="ar" style:country-complex="SA" style:font-weight-complex="normal" loext:char-shading-value="0"/>
    </style:style>
    <style:style style:name="T27" style:family="text">
      <style:text-properties style:font-name="Helen Bg Light1" fo:font-size="13pt" fo:language="en" fo:country="US" fo:font-weight="normal" fo:background-color="transparent" style:font-name-asian="NSimSun" style:font-size-asian="13pt" style:font-weight-asian="normal" style:font-name-complex="Courier New" style:font-size-complex="13pt" style:font-weight-complex="normal" loext:char-shading-value="0"/>
    </style:style>
    <style:style style:name="T28" style:family="text">
      <style:text-properties style:font-name="Helen Bg Light1" fo:font-size="13pt" fo:language="en" fo:country="US" fo:font-weight="normal" style:font-name-asian="NSimSun" style:font-size-asian="13pt" style:font-weight-asian="normal" style:font-name-complex="Courier New" style:font-size-complex="13pt" style:font-weight-complex="normal"/>
    </style:style>
    <style:style style:name="T29" style:family="text">
      <style:text-properties style:font-name="Helen Bg Light1" fo:font-size="13pt" fo:language="en" fo:country="US" fo:font-style="normal" fo:font-weight="bold" fo:background-color="transparent" style:font-name-asian="NSimSun" style:font-size-asian="13pt" style:font-style-asian="normal" style:font-weight-asian="bold" style:font-name-complex="Courier New" style:font-size-complex="13pt" style:font-style-complex="normal" style:font-weight-complex="bold" loext:char-shading-value="0"/>
    </style:style>
    <style:style style:name="T30" style:family="text">
      <style:text-properties style:font-name="Helen Bg Light1" fo:font-size="13pt" fo:language="en" fo:country="US" fo:font-style="normal" fo:font-weight="normal" fo:background-color="transparent" style:font-name-asian="NSimSun" style:font-size-asian="13pt" style:font-style-asian="normal" style:font-weight-asian="normal" style:font-name-complex="Courier New" style:font-size-complex="13pt" style:font-style-complex="normal" style:font-weight-complex="normal" loext:char-shading-value="0"/>
    </style:style>
    <style:style style:name="T31" style:family="text">
      <style:text-properties style:font-name="Helen Bg Light1" fo:font-size="13pt" fo:language="bg" fo:country="BG" fo:font-style="normal" fo:font-weight="normal" fo:background-color="transparent" style:font-name-asian="NSimSun" style:font-size-asian="13pt" style:font-style-asian="normal" style:font-weight-asian="normal" style:font-name-complex="Courier New" style:font-size-complex="13pt" style:font-style-complex="normal" style:font-weight-complex="normal" loext:char-shading-value="0"/>
    </style:style>
    <style:style style:name="T32" style:family="text">
      <style:text-properties style:font-name="Helen Bg Light1" fo:language="en" fo:country="GB" fo:font-style="normal" fo:font-weight="bold" style:font-name-asian="NSimSun" style:font-style-asian="normal" style:font-weight-asian="bold" style:font-name-complex="Courier New" style:font-style-complex="normal" style:font-weight-complex="bold"/>
    </style:style>
    <style:style style:name="T33" style:family="text">
      <style:text-properties style:font-name="Helen Bg Light1" fo:font-style="normal" fo:font-weight="bold" style:font-name-asian="NSimSun" style:font-style-asian="normal" style:font-weight-asian="bold" style:font-name-complex="Courier New" style:font-style-complex="normal" style:font-weight-complex="bold"/>
    </style:style>
    <style:style style:name="T34" style:family="text">
      <style:text-properties style:font-name="Helen Bg Light1" fo:language="en" fo:country="US" fo:font-style="normal" fo:font-weight="bold" style:font-name-asian="NSimSun" style:font-style-asian="normal" style:font-weight-asian="bold" style:font-name-complex="Courier New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34">Zlatko Yordanov</text:span></text:span></text:p>
      <text:p text:style-name="P9">Delegation of Authority (“Delegation”)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Level Access</text:p>
          </table:table-cell>
          <table:table-cell table:style-name="Table2.A1" office:value-type="string">
            <text:p text:style-name="P10">Authorized Person</text:p>
          </table:table-cell>
          <table:table-cell table:style-name="Table2.A1" office:value-type="string">
            <text:p text:style-name="P10">Storage Place </text:p>
          </table:table-cell>
          <table:table-cell table:style-name="Table2.A1" office:value-type="string">
            <text:p text:style-name="P10">Electronic copy sending</text:p>
          </table:table-cell>
          <table:table-cell table:style-name="Table2.E1" office:value-type="string">
            <text:p text:style-name="P10">Paper Copy Access</text:p>
          </table:table-cell>
        </table:table-row>
        <table:table-row>
          <table:table-cell table:style-name="Table2.A2" office:value-type="string">
            <text:p text:style-name="P10">Internal Access : Free</text:p>
            <text:p text:style-name="P10"/>
            <text:p text:style-name="P10">Internal:All</text:p>
          </table:table-cell>
          <table:table-cell table:style-name="Table2.A2" office:value-type="string">
            <text:p text:style-name="P11">This document and the information in it is intended for use by employees of Neterra Ltd.</text:p>
          </table:table-cell>
          <table:table-cell table:style-name="Table2.A2" office:value-type="string">
            <text:p text:style-name="P11">In electronic mode the document can be kept on all servers, work stations, notebooks and portable storage devices in the company.</text:p>
          </table:table-cell>
          <table:table-cell table:style-name="Table2.A2" office:value-type="string">
            <text:p text:style-name="P11">The document can be sent on the official e-mails (neterra.net, neterra.tv) of the <text:s/>employees.</text:p>
          </table:table-cell>
          <table:table-cell table:style-name="Table2.E2" office:value-type="string">
            <text:p text:style-name="P11">Free access to the current document on paper copy have all employees of Neterra LTD.</text:p>
            <text:p text:style-name="P12"/>
          </table:table-cell>
        </table:table-row>
        <table:table-row>
          <table:table-cell table:style-name="Table2.A2" office:value-type="string">
            <text:p text:style-name="P10">External Access: Free</text:p>
            <text:p text:style-name="P10"/>
            <text:p text:style-name="P10"/>
          </table:table-cell>
          <table:table-cell table:style-name="Table2.A2" office:value-type="string">
            <text:p text:style-name="P11">There are no restrictions of access to this document and the information in it.</text:p>
            <text:p text:style-name="P11"/>
          </table:table-cell>
          <table:table-cell table:style-name="Table2.A2" office:value-type="string">
            <text:p text:style-name="P11">There are no restrictions regarding the place of storage of the document.</text:p>
            <text:p text:style-name="P11"/>
            <text:p text:style-name="P11"/>
          </table:table-cell>
          <table:table-cell table:style-name="Table2.A2" office:value-type="string">
            <text:p text:style-name="P11">There are no restrictions of sending an electronic copy of the document and storing it in electronic form.</text:p>
          </table:table-cell>
          <table:table-cell table:style-name="Table2.E2" office:value-type="string">
            <text:p text:style-name="P11">There are no restrictions for the storage of this document on paper copy.</text:p>
            <text:p text:style-name="P11"/>
            <text:p text:style-name="P11"/>
          </table:table-cell>
        </table:table-row>
      </table:table>
      <text:h text:style-name="P14" text:outline-level="1"><text:bookmark-start text:name="__RefHeading__2231_5318881"/>Background<text:bookmark-end text:name="__RefHeading__2231_5318881"/></text:h>
      <text:p text:style-name="Standard"><text:span text:style-name="T5">This Delegation is valid upon </text:span>the second signature <text:span text:style-name="T8">-</text:span> that of the company’s manager or the respective employee. <text:span text:style-name="T12">It </text:span><text:span text:style-name="T19">supersedes</text:span><text:span text:style-name="T12"> </text:span><text:span text:style-name="T19">all prior Delegations to</text:span><text:span text:style-name="T12"> Z</text:span><text:span text:style-name="T18">latko Yordanov</text:span><text:span text:style-name="Default_20_Paragraph_20_Font"><text:span text:style-name="T22">.</text:span></text:span></text:p>
      <text:p text:style-name="Standard"><text:span text:style-name="T23">This</text:span> <text:span text:style-name="T5">Delegation</text:span> <text:span text:style-name="T23">sets forth the authority given to the</text:span> respective employee <text:span text:style-name="T23">to enable him/</text:span><text:span text:style-name="T8">her</text:span><text:span text:style-name="T23"> to carry out </text:span><text:span text:style-name="T8">his/her</text:span><text:span text:style-name="T23"> obligations pursuant to</text:span> <text:span text:style-name="T8">his/her</text:span> job d<text:span text:style-name="T8">escription</text:span>.</text:p>
      <text:p text:style-name="Standard">The <text:span text:style-name="T23">authority</text:span> described herein <text:span text:style-name="T8">is</text:span> complete and shall be interpreted restrictively. </text:p>
      <text:p text:style-name="Standard"><text:span text:style-name="T23">The employee shall exercise his/</text:span><text:span text:style-name="T8">her</text:span><text:span text:style-name="T23"> authority to approve transactions and projects in accordance with the </text:span><text:span text:style-name="T24">Company’s Procedure for Approval of Transactions and Projects</text:span><text:span text:style-name="T23"> as amended from time to time in the document </text:span><text:a xlink:type="simple" xlink:href="../../../../../Finance/Group%20Internal/160928%20Procedure%20for%20Approval%20of%20Transactions%20and%20Projects%20EN.odt" text:style-name="Internet_20_link" text:visited-style-name="Visited_20_Internet_20_Link">160928 Procedure for Approval of Transactions and Projects EN</text:a><text:span text:style-name="T24">.</text:span></text:p>
      <text:h text:style-name="P15" text:outline-level="1"><text:bookmark-start text:name="__RefHeading__2233_5318881"/><text:span text:style-name="Default_20_Paragraph_20_Font"><text:span text:style-name="T9">Services approval </text:span></text:span><text:span text:style-name="Default_20_Paragraph_20_Font"><text:span text:style-name="T10">authority</text:span></text:span><text:bookmark-end text:name="__RefHeading__2233_5318881"/></text:h>
      <text:p text:style-name="P13"><text:span text:style-name="Default_20_Paragraph_20_Font"><text:span text:style-name="T13">Z</text:span></text:span><text:span text:style-name="Default_20_Paragraph_20_Font"><text:span text:style-name="T16">latko Yordanov</text:span></text:span> <text:span text:style-name="T25">has</text:span><text:span text:style-name="Default_20_Paragraph_20_Font"><text:span text:style-name="T26"> the authority t</text:span></text:span><text:span text:style-name="Default_20_Paragraph_20_Font"><text:span text:style-name="T27">o approve </text:span></text:span><text:span text:style-name="Default_20_Paragraph_20_Font"><text:span text:style-name="T29">the technical parameters </text:span></text:span><text:span text:style-name="Default_20_Paragraph_20_Font"><text:span text:style-name="T30">of the services</text:span></text:span><text:span text:style-name="Default_20_Paragraph_20_Font"><text:span text:style-name="T31">.</text:span></text:span></text:p>
      <text:p text:style-name="P13"><text:span text:style-name="Default_20_Paragraph_20_Font"><text:span text:style-name="T31"/></text:span></text:p>
      <text:h text:style-name="P17" text:outline-level="1"><text:span text:style-name="Default_20_Paragraph_20_Font"><text:span text:style-name="T6">Signature </text:span></text:span><text:span text:style-name="Default_20_Paragraph_20_Font"><text:span text:style-name="T7">authority</text:span></text:span></text:h>
      <text:h text:style-name="Heading_20_2" text:outline-level="2" text:is-list-header="true"><text:span text:style-name="Default_20_Paragraph_20_Font"><text:span text:style-name="T13">Z</text:span></text:span><text:span text:style-name="Default_20_Paragraph_20_Font"><text:span text:style-name="T16">latko Yordanov</text:span></text:span> is<text:span text:style-name="Default_20_Paragraph_20_Font"><text:span text:style-name="T5"> authorized to sign </text:span></text:span><text:span text:style-name="Default_20_Paragraph_20_Font"><text:span text:style-name="T29">technical parameters </text:span></text:span><text:span text:style-name="Default_20_Paragraph_20_Font"><text:span text:style-name="T30">of the services </text:span></text:span><text:span text:style-name="Default_20_Paragraph_20_Font">with qualified electronic signature. For any other cases when expression of consent is needed (</text:span><text:span text:style-name="Default_20_Paragraph_20_Font"><text:span text:style-name="T15">i</text:span></text:span><text:span text:style-name="Default_20_Paragraph_20_Font">.e. handwritten signature) such consent shall be provided only if together signed with qualified electronic signature and saved in the Neterra registers </text:span><text:span text:style-name="Default_20_Paragraph_20_Font"><text:span text:style-name="T8">in accordance with the provisions, set out in </text:span></text:span><text:span text:style-name="Default_20_Paragraph_20_Font"><text:span text:style-name="T23">"</text:span></text:span><text:a xlink:type="simple" xlink:href="../../../../170201%20Handling%20of%20Documents%20EN.odt" text:style-name="Internet_20_link" text:visited-style-name="Visited_20_Internet_20_Link"><text:span text:style-name="Default_20_Paragraph_20_Font">170201 Handling of Documents EN</text:span></text:a><text:span text:style-name="Default_20_Paragraph_20_Font">".</text:span></text:h>
      <text:h text:style-name="P16" text:outline-level="1"><text:bookmark-start text:name="__RefHeading__2237_5318881"/>Other conditions. Definitions<text:bookmark-end text:name="__RefHeading__2237_5318881"/></text:h>
      <text:h text:style-name="Heading_20_2" text:outline-level="2" text:is-list-header="true"><text:span text:style-name="T28">All terms in this document are as defined in </text:span><text:a xlink:type="simple" xlink:href="../../../../../Administration/Group%20Internal/140730%20Terms%20and%20Definitions%20EN.odt" text:style-name="Internet_20_link" text:visited-style-name="Visited_20_Internet_20_Link">140730 Terms and Definitions EN.odt</text:a><text:span text:style-name="T28">.</text:span></text:h>
      <text:p text:style-name="Standard"><text:span text:style-name="T4">The undersigned with qualified electronic signature</text:span> <text:span text:style-name="Default_20_Paragraph_20_Font"><text:span text:style-name="T13">Z</text:span></text:span><text:span text:style-name="Default_20_Paragraph_20_Font"><text:span text:style-name="T16">latko Yordanov</text:span></text:span> authorized with this Delegation hereby declares:</text:p>
      <text:p text:style-name="P7">I declare that I am aware of the terms of this Delegation and undertake to comply with them when carrying out my responsibilities pursuant to the Employment Agreement. I am informed that in the event of my failure to comply with these terms and procedures set forth herein, I will be held responsible for the harm resulting to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elen BG Light1" svg:font-family="'Helen BG Light'" style:font-pitch="variable"/>
    <style:font-face style:name="Helen BG Light" svg:font-family="'Helen BG Light'" style:font-adornments="Bold" style:font-pitch="variable"/>
    <style:font-face style:name="Helen Bg Light1" svg:font-family="'Helen Bg Light'" style:font-pitch="variable"/>
    <style:font-face style:name="Helen Bg Light" svg:font-family="'Helen Bg Light'" style:font-adornments="Regular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en Bg LightCondensed" svg:font-family="'Helen Bg Light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bg" fo:country="BG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cm" fo:line-height="0.45cm" fo:orphans="0" fo:widows="0" style:writing-mode="lr-tb"/>
      <style:text-properties style:use-window-font-color="true" style:font-name="Helen Bg Light" fo:font-size="13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uto">
        <style:background-image/>
      </style:paragraph-properties>
      <style:text-properties style:font-name="Helen Bg Light" fo:font-size="13pt" fo:language="en" fo:country="US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01cm" fo:margin-bottom="0.3cm" fo:line-height="0.499cm" fo:orphans="0" fo:widows="0" fo:keep-with-next="auto"/>
      <style:text-properties fo:font-size="13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01cm" fo:margin-bottom="0.199cm" fo:line-height="0.45cm" fo:orphans="0" fo:widows="0">
        <style:tab-stops/>
      </style:paragraph-properties>
      <style:text-properties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.3cm" fo:margin-right="0cm" fo:margin-top="0cm" fo:margin-bottom="0.3cm" fo:line-height="0.4cm" fo:orphans="0" fo:widows="0" fo:text-indent="0cm" style:auto-text-indent="false"/>
      <style:text-properties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left="0.6cm" fo:margin-right="0cm" fo:margin-top="0cm" fo:margin-bottom="0.199cm" fo:line-height="0.4cm" fo:text-indent="0cm" style:auto-text-indent="false"/>
      <style:text-properties fo:font-size="13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3cm" style:type="center"/>
          <style:tab-stop style:position="16.50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style:font-name="Helen BG Light" fo:font-size="16pt" fo:language="en" fo:country="U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508cm" style:type="right" style:leader-style="dotted" style:leader-text="."/>
        </style:tab-stops>
      </style:paragraph-properties>
      <style:text-properties fo:language="en" fo:country="US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009cm" style:type="right" style:leader-style="dotted" style:leader-text="."/>
        </style:tab-stops>
      </style:paragraph-properties>
      <style:text-properties fo:language="en" fo:country="US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51cm" style:type="right" style:leader-style="dotted" style:leader-text="."/>
        </style:tab-stops>
      </style:paragraph-properties>
      <style:text-properties fo:language="en" fo:country="US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011cm" style:type="right" style:leader-style="dotted" style:leader-text="."/>
        </style:tab-stops>
      </style:paragraph-properties>
      <style:text-properties fo:language="en" fo:country="US"/>
    </style:style>
    <style:style style:name="Title" style:family="paragraph" style:parent-style-name="Heading" style:next-style-name="Subtitle" style:class="chapter">
      <style:paragraph-properties fo:margin-top="0.499cm" fo:margin-bottom="0.3cm" fo:text-align="center" style:justify-single-word="false"/>
      <style:text-properties fo:font-size="15pt" fo:language="en" fo:country="US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-top="0cm" fo:margin-bottom="0.21cm" fo:text-align="center" style:justify-single-word="false"/>
      <style:text-properties fo:font-size="15pt" fo:font-style="normal" fo:font-weight="bold" style:font-size-asian="14pt" style:font-style-asian="italic" style:font-size-complex="14pt" style:font-style-complex="italic"/>
    </style:style>
    <style:style style:name="WW-Normal_20__28_Web_29_" style:display-name="WW-Normal (Web)" style:family="paragraph" style:parent-style-name="Standard">
      <style:paragraph-properties fo:margin-top="0.494cm" fo:margin-bottom="0.203cm"/>
    </style:style>
    <style:style style:name="Сбитомеждуредие" style:family="paragraph" style:parent-style-name="Standard" style:class="text">
      <style:paragraph-properties fo:margin-top="0cm" fo:margin-bottom="0.101cm" fo:line-height="0.379cm"/>
    </style:style>
    <style:style style:name="Division" style:family="paragraph" style:parent-style-name="Standard" style:next-style-name="Standard" style:list-style-name="Division_20_Numbering" style:class="text">
      <style:paragraph-properties fo:text-align="center" style:justify-single-word="false" fo:orphans="0" fo:widows="0" fo:keep-with-next="always"/>
      <style:text-properties fo:font-size="14pt" fo:font-weight="bold"/>
    </style:style>
    <style:style style:name="Salutation" style:family="paragraph" style:parent-style-name="Standard" style:class="text">
      <style:paragraph-properties text:number-lines="false" text:line-number="0"/>
      <style:text-properties style:font-name="Helen Bg Ligh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tandard_20__28_user_29_" style:display-name="Standard (user)" style:family="paragraph">
      <style:paragraph-properties loext:contextual-spacing="false" fo:margin-top="0cm" fo:margin-bottom="0.28cm" fo:line-height="0.45cm" fo:hyphenation-ladder-count="no-limit"/>
      <style:text-properties style:font-name="Helen Bg LightCondensed" fo:font-size="13pt" style:font-name-asian="Times New Roman" style:font-size-asian="13pt" style:font-name-complex="Times New Roman" style:language-complex="ar" style:country-complex="SA" fo:hyphenate="false" fo:hyphenation-remain-char-count="2" fo:hyphenation-push-char-count="2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suffix=") " style:num-format="a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Division_20_Numbering" style:display-name="Division Numbering">
      <text:list-level-style-number text:level="1" text:style-name="Numbering_20_Symbols" style:num-suffix=". " style:num-format="I">
        <style:list-level-properties text:min-label-width="0.499cm"/>
      </text:list-level-style-number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725cm" fo:margin-left="-0.191cm" table:align="left" style:writing-mode="lr-tb"/>
    </style:style>
    <style:style style:name="Table1.A" style:family="table-column">
      <style:table-column-properties style:column-width="4.517cm"/>
    </style:style>
    <style:style style:name="Table1.B" style:family="table-column">
      <style:table-column-properties style:column-width="12.208cm"/>
    </style:style>
    <style:style style:name="Table1.1" style:family="table-row">
      <style:table-row-properties style:min-row-height="1.258cm"/>
    </style:style>
    <style:style style:name="Table1.A1" style:family="table-cell">
      <style:table-cell-properties style:vertical-align="top" fo:padding-left="0.191cm" fo:padding-right="0.191cm" fo:padding-top="0cm" fo:padding-bottom="0cm" fo:border="none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WW-Normal_20__28_Web_29_">
      <style:paragraph-properties fo:margin-top="0.127cm" fo:margin-bottom="0cm" fo:line-height="100%" fo:text-align="end" style:justify-single-word="false"/>
      <style:text-properties fo:color="#006666" style:font-name="Helen Bg Light1" fo:font-size="9pt" style:font-size-asian="9pt" style:font-size-complex="9pt"/>
    </style:style>
    <style:style style:name="MP3" style:family="paragraph" style:parent-style-name="WW-Normal_20__28_Web_29_">
      <style:paragraph-properties fo:margin-top="0.127cm" fo:margin-bottom="0cm" fo:line-height="100%" fo:text-align="end" style:justify-single-word="false"/>
      <style:text-properties fo:color="#006666" style:font-name="Helen Bg Light1"/>
    </style:style>
    <style:style style:name="MP4" style:family="paragraph" style:parent-style-name="Header">
      <style:paragraph-properties fo:line-height="100%" fo:text-align="end" style:justify-single-word="false"/>
      <style:text-properties fo:color="#006666" style:font-name="Helen Bg Light1" fo:font-size="9pt" fo:language="en" fo:country="US" fo:font-weight="bold" style:font-size-asian="9pt" style:font-weight-asian="bold" style:font-size-complex="9pt"/>
    </style:style>
    <style:style style:name="MP5" style:family="paragraph" style:parent-style-name="Header">
      <style:paragraph-properties fo:text-align="center" style:justify-single-word="false"/>
      <style:text-properties fo:language="en" fo:country="US"/>
    </style:style>
    <style:style style:name="MP6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6.506cm" style:type="right"/>
        </style:tab-stops>
      </style:paragraph-properties>
      <style:text-properties fo:color="#006666" style:font-name="Helen Bg Light1" fo:font-size="11pt" fo:language="en" fo:country="US" style:font-size-asian="11pt" style:font-size-complex="11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bg" fo:country="BG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49cm" fo:margin-bottom="1.249cm" fo:margin-left="2.223cm" fo:margin-right="2.268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  <text:p text:style-name="MP3"><draw:frame draw:style-name="Mfr1" draw:name="graphics1" text:anchor-type="paragraph" svg:x="-4.5cm" svg:y="0.079cm" svg:width="4.136cm" svg:height="1.018cm" draw:z-index="0"><draw:image xlink:href="Pictures/1000020100000115000000440D3B4304.png" xlink:type="simple" xlink:show="embed" xlink:actuate="onLoad"/><draw:image xlink:href="Pictures/100019DF00001CAA0000070EA4CC30D3.svg" xlink:type="simple" xlink:show="embed" xlink:actuate="onLoad"/></draw:frame><draw:frame draw:style-name="Mfr2" draw:name="Image1" text:anchor-type="paragraph" svg:x="-0.139cm" svg:y="0.095cm" svg:width="2.877cm" svg:height="0.753cm" draw:z-index="1"><draw:image xlink:href="Pictures/100002010000020800000071E19F960C.png" xlink:type="simple" xlink:show="embed" xlink:actuate="onLoad"/></draw:frame><text:span text:style-name="MT1">2</text:span><text:span text:style-name="MT2">0А</text:span><text:span text:style-name="MT1">, A.Saharov Blvd., p.o.box 107, 1784 Sofia, Bulgaria</text:span><text:span text:style-name="MT3">,</text:span></text:p>
              <text:p text:style-name="MP2">Phone: +359 2 975 16 16, Fax: +359 2 975 34 36 </text:p>
              <text:p text:style-name="MP4">www.neterra.net</text:p>
            </table:table-cell>
          </table:table-row>
        </table:table>
        <text:p text:style-name="MP5"><draw:frame draw:style-name="Mfr3" draw:name="Graphic2" text:anchor-type="as-char" svg:y="0.139cm" svg:width="16.499cm" svg:height="0.041cm" draw:z-index="2"><draw:image xlink:href="Pictures/10000000000006F20000000357112B99.png" xlink:type="simple" xlink:show="embed" xlink:actuate="onLoad"/></draw:frame></text:p>
      </style:header>
      <style:footer>
        <text:p text:style-name="MP6"><text:file-name text:display="name">170222 Presales Delegation of Authority.ZlatkoYordanov</text:file-name> <text:s/><text:tab/> <text:s text:c="14"/>Page <text:page-number text:select-page="current">1</text:page-number> of <text:page-count style:num-format="1">1</text:page-count></text:p>
      </style:footer>
    </style:master-page>
    <style:master-page style:name="Endnote" style:page-layout-name="Mpm2"/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Neterra Contract w Logo EN ver.3</dc:title>
    <meta:creation-date>2017-02-28T14:15:34.14</meta:creation-date>
    <dc:language>bg-BG</dc:language>
    <meta:editing-cycles>22</meta:editing-cycles>
    <meta:editing-duration>PT53M24S</meta:editing-duration>
    <meta:initial-creator>Yana Grozeva</meta:initial-creator>
    <dc:date>2017-03-07T09:28:24.55</dc:date>
    <dc:creator>Yana Grozeva</dc:creator>
    <meta:document-statistic meta:table-count="2" meta:image-count="3" meta:object-count="0" meta:page-count="1" meta:paragraph-count="36" meta:word-count="456" meta:character-count="2924"/>
    <meta:user-defined meta:name="Info 1"/>
    <meta:user-defined meta:name="Info 2"/>
    <meta:user-defined meta:name="Info 3"/>
    <meta:user-defined meta:name="Info 4"/>
    <meta:template xlink:type="simple" xlink:actuate="onRequest" xlink:title="Neterra Contract w Logo EN ver.3" xlink:href="file:///C:/Users/ygrozeva/Documents/Spaces/Neterra/Templates/Neterra%20Templates%20ver.3/130530%20Neterra%20Contract%20w%20Logo%20EN%20ver3.ott" meta:date="2017-02-28T14:15:33.8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000c50093003a006d00b3004f005b00a8000d00be00a300e700ed00ff009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eotXiuvrYiTisbu/eoH4LMF+nb0=</DigestValue>
      </Reference>
      <Reference URI="Thumbnails/thumbnail.png">
        <DigestMethod Algorithm="http://www.w3.org/2000/09/xmldsig#sha1"/>
        <DigestValue>IS3raKINmHk+Sg3FXNpv4m42wxI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9tOjKSw2K+0PjJ8J1zkawRMaXjE=</DigestValue>
      </Reference>
      <Reference URI="mimetype">
        <DigestMethod Algorithm="http://www.w3.org/2000/09/xmldsig#sha1"/>
        <DigestValue>kBA8vElORIEynUWPvr1bzZKG3hw=</DigestValue>
      </Reference>
      <Reference URI="Pictures/100002010000020800000071E19F960C.png">
        <DigestMethod Algorithm="http://www.w3.org/2000/09/xmldsig#sha1"/>
        <DigestValue>dc39/9RF7Rnr1rkkhNqnFgSrU9k=</DigestValue>
      </Reference>
      <Reference URI="Pictures/100019DF00001CAA0000070EA4CC30D3.svg">
        <DigestMethod Algorithm="http://www.w3.org/2000/09/xmldsig#sha1"/>
        <DigestValue>Ve1XqK1VTz2YGVM8+xwMBFVxL7M=</DigestValue>
      </Reference>
      <Reference URI="Pictures/1000020100000115000000440D3B4304.png">
        <DigestMethod Algorithm="http://www.w3.org/2000/09/xmldsig#sha1"/>
        <DigestValue>yITup3+IvW8wXzhEhRoqG1a5QB8=</DigestValue>
      </Reference>
      <Reference URI="Pictures/10000000000006F20000000357112B99.png">
        <DigestMethod Algorithm="http://www.w3.org/2000/09/xmldsig#sha1"/>
        <DigestValue>4Rhcin4DphHQBUn685R20s5wUW0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I8DJz+1SjXgn1df8u5lnVvvSv1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gVm2gB37Df3KlI1dcCO8Ye2wmdo=</DigestValue>
      </Reference>
      <Reference URI="manifest.rdf">
        <DigestMethod Algorithm="http://www.w3.org/2000/09/xmldsig#sha1"/>
        <DigestValue>vA98PVlTcth/yxu8g4uC93I8OR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kLOZmaMVWZs2XIVQ39ZB8pSNUU=</DigestValue>
      </Reference>
      <Reference URI="#ID_00bc00b300610021008c00b9004500e900ad00e0005f0007006c004d00b90094">
        <DigestMethod Algorithm="http://www.w3.org/2000/09/xmldsig#sha1"/>
        <DigestValue>WCophPrh5D0qbu4jUSepBtSYqRk=</DigestValue>
      </Reference>
    </SignedInfo>
    <SignatureValue>XZdOIFuFpkpZp7Ygts+ZQC6yr6KoUvsfaeL389/JKdL147tiKul1kIieEL4Hngs2
wz+vqIRodO/bZNUIkTKKbkwhFoJ0K/i7YtJfHUf6/2JnJtARxXWL86vs50hOgBzy
rVDBa36n8HULAZU5aCIK7v7/7wAp9OdMSG9W6X/9nr1bUDmpTAlBbtvt1LV2H4I6
dR03z2yiTTEIU5OlFOrvOLSng70a2VYnlEmnALECp1p5Q8AzPzFti7JClfe5covl
UynFlqTtg/OjppAdzrzi0Om8V5fbR5BWMVTUNqpIKAX4wOjFymqKM6nstCBygcYx
6fEywmOnUA0gWp/M5WG13w==</SignatureValue>
    <KeyInfo>
      <X509Data>
        <X509IssuerSerial>
          <X509IssuerName>C=BG, ST=B:831641791, L=Sofia, O=Information Services Plc., CN=StampIT Qualified CA, STREET=2 P. Volov Str.</X509IssuerName>
          <X509SerialNumber>376268569017062875</X509SerialNumber>
        </X509IssuerSerial>
        <X509Certificate>MIIFYDCCBEigAwIBAgIIBTjGRRxoFdswDQYJKoZIhvcNAQEFBQAwgZAxGDAWBgNV
BAkMDzIgUC4gVm9sb3YgU3RyLjEdMBsGA1UEAwwUU3RhbXBJVCBRdWFsaWZpZWQg
Q0ExIjAgBgNVBAoMGUluZm9ybWF0aW9uIFNlcnZpY2VzIFBsYy4xDjAMBgNVBAcM
BVNvZmlhMRQwEgYDVQQIDAtCOjgzMTY0MTc5MTELMAkGA1UEBhMCQkcwHhcNMTYw
NDIwMTAwMDIwWhcNMTcwNDIwMTAwMDIwWjCBgTEkMCIGCSqGSIb3DQEJARYVenlv
cmRhbm92QG5ldGVycmEubmV0MSEwHwYDVQQDDBhabGF0a28gWW9yZGFub3YgWW9y
ZGFub3YxEDAOBgNVBAcMB0hhc2tvdm8xFzAVBgNVBAgMDkVHTjo4NjA5MjY4NDYw
MQswCQYDVQQGEwJCRzCCASIwDQYJKoZIhvcNAQEBBQADggEPADCCAQoCggEBAJ2w
hq8MkudTpn8mjKbJQB5fZYZbMGLyXAs9YjdO1F85rYjcNq2qnd01ce5qcvIIaANn
TwYBboGsnSMIT7vvL9qzX0ePWsrUF/FvgtlxcPKcSaMS4X1D9l0BEcJIhrAsZ6Tg
1F0I0xDIT+6K/sqwVMlihh2gGRLcXWXOnozs4mhuHTCgwEjPnmtnSpfeFxH0vH3c
s/ulI1wXEesDPdFxerqEfVeUIJ6gSPcF2KYJr6nJ8Ir0YNwcw6zM46jN1pquAkci
xBKcntcMklL9CFnEgaJxo7rEjOXsLqqqzs0Me13FFDNTnG/kbPgnYwX1tATlJ1up
UbbQtqDWW9p4WQ/i2BUCAwEAAaOCAckwggHFMDQGCCsGAQUFBwEBBCgwJjAkBggr
BgEFBQcwAYYYaHR0cDovL29jc3Auc3RhbXBpdC5vcmcvMB0GA1UdDgQWBBTmC6P3
8/JpD1ikUCKNIQa9RcF+7zAMBgNVHRMBAf8EAjAAMB8GA1UdIwQYMBaAFL9ZG6vv
jamAgkFnoDX56Tl2T94VMC4GCCsGAQUFBwEDBCIwIDAKBggrBgEFBQcLATAIBgYE
AI5GAQEwCAYGBACORgEEMEoGA1UdIARDMEEwPwYLKwYBBAHYGgEBAQUwMDAuBggr
BgEFBQcCARYiaHR0cDovL3d3dy5zdGFtcGl0Lm9yZy9yZXBvc2l0b3J5LzBBBgNV
HR8EOjA4MDagNKAyhjBodHRwOi8vd3d3LnN0YW1waXQub3JnL2NybC9zdGFtcGl0
X3F1YWxpZmllZC5jcmwwDgYDVR0PAQH/BAQDAgTwMDUGA1UdJQQuMCwGCCsGAQUF
BwMCBggrBgEFBQcDBAYKKwYBBAGCNxQCAgYKKwYBBAGCNwoDDDA5BgNVHREEMjAw
pC4wLDEqMCgGA1UEAwwhUXVhbGlmaWVkIENlcnRpZmljYXRlIFN0YW1wSVQgRG9j
MA0GCSqGSIb3DQEBBQUAA4IBAQBPa+LqwziJg2yVhhT3cw0vTR8kzgMALgim7f3H
v9aVbYTY42OmLPiJ4ZsaOREKRxzx3eRP/ixJO3RzG+iREWeUbWX+QijLHdHj6e51
tWKxORmq9QagKX+MdVlhI1n768lnaNBevsproS5epcKPRd1MVKJq+f+2rEMFaeug
PznQYK9PILR/WSvOZuWa6O40s4FLXsMrcOOu6+iGAxJjZbRaaYyRclqpaVohZsRG
EnUJ0g5aGTs99rEGt2/YM8snTuycuVCDcsmZMgBFG0/nk8+X/CvxALefck1k0IXl
HBvKADez7eUPAA/WUjOKb7gVOGyFLOKcd23dGOOLOWHCNIQk</X509Certificate>
      </X509Data>
    </KeyInfo>
    <Object>
      <SignatureProperties>
        <SignatureProperty Id="ID_00bc00b300610021008c00b9004500e900ad00e0005f0007006c004d00b90094" Target="#ID_003000c50093003a006d00b3004f005b00a8000d00be00a300e700ed00ff0093">
          <dc:date xmlns:dc="http://purl.org/dc/elements/1.1/">2017-03-07T11:41:20,32</dc:date>
        </SignatureProperty>
      </SignatureProperties>
    </Object>
    <Object xmlns:xd="http://uri.etsi.org/01903/v1.3.2#">
      <xd:QualifyingProperties Target="#ID_003000c50093003a006d00b3004f005b00a8000d00be00a300e700ed00ff0093">
        <xd:SignedProperties Id="idSignedProperties">
          <xd:SignedSignatureProperties>
            <xd:SigningTime>2017-03-07T11:41:20,32</xd:SigningTime>
            <xd:SigningCertificate>
              <xd:Cert>
                <xd:CertDigest>
                  <DigestMethod Algorithm="http://www.w3.org/2001/04/xmlenc#sha256"/>
                  <DigestValue/>
                </xd:CertDigest>
                <xd:IssuerSerial>
                  <X509IssuerName>C=BG, ST=B:831641791, L=Sofia, O=Information Services Plc., CN=StampIT Qualified CA, STREET=2 P. Volov Str.</X509IssuerName>
                  <X509SerialNumber>376268569017062875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  <Signature xmlns="http://www.w3.org/2000/09/xmldsig#" Id="ID_0036001c0003000a002600c3004c00a100b600b5000000b1001e0072000d0014">
    <SignedInfo>
      <CanonicalizationMethod Algorithm="http://www.w3.org/TR/2001/REC-xml-c14n-20010315"/>
      <SignatureMethod Algorithm="http://www.w3.org/2001/04/xmldsig-more#rsa-sha256"/>
      <Reference URI="Configurations2/accelerator/current.xml">
        <DigestMethod Algorithm="http://www.w3.org/2001/04/xmlenc#sha256"/>
        <DigestValue>47DEQpj8HBSa+/TImW+5JCeuQeRkm5NMpJWZG3hSuFU=</DigestValue>
      </Reference>
      <Reference URI="mimetype">
        <DigestMethod Algorithm="http://www.w3.org/2001/04/xmlenc#sha256"/>
        <DigestValue>cU2+NwsKcGNmkhfZGyh1Zv6Lq7yFmbYpskR2/4G4NZM=</DigestValue>
      </Reference>
      <Reference URI="Pictures/100019DF00001CAA0000070EA4CC30D3.svg">
        <DigestMethod Algorithm="http://www.w3.org/2001/04/xmlenc#sha256"/>
        <DigestValue>bxn/COaA7wn/SOTVuAQa0usSAvxnphjtbUBdarvQH4g=</DigestValue>
      </Reference>
      <Reference URI="Pictures/1000020100000115000000440D3B4304.png">
        <DigestMethod Algorithm="http://www.w3.org/2001/04/xmlenc#sha256"/>
        <DigestValue>+N8EHYTke1+HLZIkiO7C8vCsI0UnmwJUD3MecYIk7no=</DigestValue>
      </Reference>
      <Reference URI="Pictures/100002010000020800000071E19F960C.png">
        <DigestMethod Algorithm="http://www.w3.org/2001/04/xmlenc#sha256"/>
        <DigestValue>/qoFFDbMpL3aMGIkz2ls81OWl1FVyZWTbH+2p5++Opg=</DigestValue>
      </Reference>
      <Reference URI="Pictures/10000000000006F20000000357112B99.png">
        <DigestMethod Algorithm="http://www.w3.org/2001/04/xmlenc#sha256"/>
        <DigestValue>AmTJpO8iY4k5X4Uf7WV2/ru+IPdYaVi8cXVVrHU53zQ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z4CnNQHCt/o4hkWYR31bn1663MuHperW1fBPoaxN9iw=</DigestValue>
      </Reference>
      <Reference URI="Thumbnails/thumbnail.png">
        <DigestMethod Algorithm="http://www.w3.org/2001/04/xmlenc#sha256"/>
        <DigestValue>zZrYE2jk+0FF4lM/m4TgvmVJ4CXfUNIERX2EuhKxpyM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vTr+0xGLedDdEmhjNyXC/hn7LQus2/Bkp9XXqD+BtA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2moseNI7HEcQhe6J8wLtqFMOZkCDkp5mtS+TKnGYGxw=</DigestValue>
      </Reference>
      <Reference URI="manifest.rdf">
        <DigestMethod Algorithm="http://www.w3.org/2001/04/xmlenc#sha256"/>
        <DigestValue>v/Xo5jrinweygrUYLTnpVVvjK+vidNM0iB4IKCbNGvw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BeklqUqAp04snJN4FIo62bXFExaHv/87whG/KOP5SYw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7l4X4rJ1k3wiZ+TuElpZ9iKZEZEom5UTykDozg44z0A=</DigestValue>
      </Reference>
      <Reference URI="#ID_00df00ba00270038008f00e800430028009900c900d700a700150063007d00f4">
        <DigestMethod Algorithm="http://www.w3.org/2001/04/xmlenc#sha256"/>
        <DigestValue>iLOy3u1DcZojf96MMdtOZN3z5CCcPVn/RtPHdRK/DcY=</DigestValue>
      </Reference>
      <Reference URI="#idSignedProperties">
        <DigestMethod Algorithm="http://www.w3.org/2001/04/xmlenc#sha256"/>
        <DigestValue>EQCt6AGKpK0uHlYiLgccDpb1hQg6vYMOpBHtTYtoVZo=</DigestValue>
      </Reference>
    </SignedInfo>
    <SignatureValue>g1rhx3cD51Tz1Ckg+TqfRpss+vozpTqLVpapT3Wij1m2YF8NrscHhpAaamY8WsaM
NdQPfSEzlDaL0B42WQhK8vwjBHt+xskiY9x3xs+9llwsnz8sZ98THhiXoVnlnLCV
7TviF5TvJJog4QOLRLkXuyG/7VwmR6it0nPQcD4d9kDT7mc40uGegnaj7PXoQJOb
IfTEfA7f7KHpCeNe3G4jj3wdN8LuVsuU5+/KD90bOn12d+9oU60Ju5+erhZdRNcR
OWJItJR3mei1AWBuf0LA87W6u/r6rsHdNgqQWPP9uoDXM+7m2EGkTJLMWfj0EMG4
xhqd48j3mL4v+PaqOhOjZw==</SignatureValue>
    <KeyInfo>
      <X509Data>
        <X509IssuerSerial>
          <X509IssuerName>C=BG, ST=B:831641791, L=Sofia, O=Information Services Plc., CN=StampIT Qualified CA, STREET=2 P. Volov Str.</X509IssuerName>
          <X509SerialNumber>6176613148561781666</X509SerialNumber>
        </X509IssuerSerial>
        <X509Certificate>MIIFVzCCBD+gAwIBAgIIVbe87vsIM6IwDQYJKoZIhvcNAQEFBQAwgZAxGDAWBgNV
BAkMDzIgUC4gVm9sb3YgU3RyLjEdMBsGA1UEAwwUU3RhbXBJVCBRdWFsaWZpZWQg
Q0ExIjAgBgNVBAoMGUluZm9ybWF0aW9uIFNlcnZpY2VzIFBsYy4xDjAMBgNVBAcM
BVNvZmlhMRQwEgYDVQQIDAtCOjgzMTY0MTc5MTELMAkGA1UEBhMCQkcwHhcNMTYw
NjE2MTAyOTQ5WhcNMTkwNjE2MTAyOTQ5WjB5MSIwIAYJKoZIhvcNAQkBFhNuZGls
a292QG5ldGVycmEubmV0MRwwGgYDVQQDDBNOZXZlbiBQZXRrb3YgRGlsa292MQ8w
DQYDVQQHDAZTb2ZpYS0xFzAVBgNVBAgMDkVHTjo2OTA1MjU0MDAxMQswCQYDVQQG
EwJCRzCCASIwDQYJKoZIhvcNAQEBBQADggEPADCCAQoCggEBAL002GChGxzerciV
CuZhkbO8BwdQIAC6bD0zVi3aZ8eVgWAJJ49b4ZH2iNx+MTX50u8QCfgmYbJ8nf+l
7eA+qyPRnptYsAwwkgBYoVfGBtRxUVbHOvC91+dz8+KObCk8pr9HhRHcJ0at77hE
4nGarMr5PthXdNfiJNi4WNNHppidhqDUcJKNhe1BvvTsvF95kZ+vjgwGV3bY9NVK
JCx3t2ahkRMyiHB1L+gxv4Nf+qnJu5oJlJ9tNEpBEVjJMdcvw0rmsA+M/YskHKGO
OfRFJkyrbu6/Av1aTPNNdXrlAjLIsc6uEjCBjcIMaBW0onhsVBSeffTgUCv+Pwsx
m/NwoIMCAwEAAaOCAckwggHFMDQGCCsGAQUFBwEBBCgwJjAkBggrBgEFBQcwAYYY
aHR0cDovL29jc3Auc3RhbXBpdC5vcmcvMB0GA1UdDgQWBBTlQTM6zplRE9n60B5h
XoLPGjv7YjAMBgNVHRMBAf8EAjAAMB8GA1UdIwQYMBaAFL9ZG6vvjamAgkFnoDX5
6Tl2T94VMC4GCCsGAQUFBwEDBCIwIDAKBggrBgEFBQcLATAIBgYEAI5GAQEwCAYG
BACORgEEMEoGA1UdIARDMEEwPwYLKwYBBAHYGgEBAQUwMDAuBggrBgEFBQcCARYi
aHR0cDovL3d3dy5zdGFtcGl0Lm9yZy9yZXBvc2l0b3J5LzBBBgNVHR8EOjA4MDag
NKAyhjBodHRwOi8vd3d3LnN0YW1waXQub3JnL2NybC9zdGFtcGl0X3F1YWxpZmll
ZC5jcmwwDgYDVR0PAQH/BAQDAgTwMDUGA1UdJQQuMCwGCCsGAQUFBwMCBggrBgEF
BQcDBAYKKwYBBAGCNxQCAgYKKwYBBAGCNwoDDDA5BgNVHREEMjAwpC4wLDEqMCgG
A1UEAwwhUXVhbGlmaWVkIENlcnRpZmljYXRlIFN0YW1wSVQgRG9jMA0GCSqGSIb3
DQEBBQUAA4IBAQCExNTAZM+87mv0CaV+NF0Yt/9YQfGbE51+fl01s6e9ALprTa9A
D+EmoKBUOEATxzPQMiWhY8kqR9urD/k6KZHApjnZCXk8nT4AXSkmzNr3JO93OjWp
f8dwrP13zf7Llqsxp+9BEnNUwrx9rczly1505Ci+l4gJAs+je9q3v+jwMAPgATl1
iAb4zSBjf94fERrO/53Of5ZgQA4WxuA1zP7LZKjaNQEcVc05OMJ/X2MkvUgrTPIF
gElBe7h4z2tlx/Q+F5qryFYjDC9EMDF0XWKXADPc259ZTdP4nXtHnuXZ4/VpNBqZ
r52OFGxaIP0/YUmJaY343j9moJYbslwr0VfM</X509Certificate>
      </X509Data>
    </KeyInfo>
    <Object>
      <SignatureProperties>
        <SignatureProperty Id="ID_00df00ba00270038008f00e800430028009900c900d700a700150063007d00f4" Target="#ID_0036001c0003000a002600c3004c00a100b600b5000000b1001e0072000d0014">
          <dc:date xmlns:dc="http://purl.org/dc/elements/1.1/">2017-03-13T12:43:37.725000000</dc:date>
        </SignatureProperty>
      </SignatureProperties>
    </Object>
    <Object xmlns:xd="http://uri.etsi.org/01903/v1.3.2#">
      <xd:QualifyingProperties Target="#ID_0036001c0003000a002600c3004c00a100b600b5000000b1001e0072000d0014">
        <xd:SignedProperties Id="idSignedProperties">
          <xd:SignedSignatureProperties>
            <xd:SigningTime>2017-03-13T12:43:37.725000000</xd:SigningTime>
            <xd:SigningCertificate>
              <xd:Cert>
                <xd:CertDigest>
                  <DigestMethod Algorithm="http://www.w3.org/2001/04/xmlenc#sha256"/>
                  <DigestValue>bbiC4vTnhMXQ7bddwFXAM/I2vfjyRG8F29SmBSUmqu8=</DigestValue>
                </xd:CertDigest>
                <xd:IssuerSerial>
                  <X509IssuerName>C=BG, ST=B:831641791, L=Sofia, O=Information Services Plc., CN=StampIT Qualified CA, STREET=2 P. Volov Str.</X509IssuerName>
                  <X509SerialNumber>617661314856178166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0DCCA7igAwIBAgIIMFzg69sxqqswDQYJKoZIhvcNAQEFBQAwgZMxGDAWBgNVBAkMDzIgUC4gVm9sb3YgU3RyLjEgMB4GA1UEAwwXU3RhbXBJVCBQcmltYXJ5IFJvb3QgQ0ExIjAgBgNVBAoMGUluZm9ybWF0aW9uIFNlcnZpY2VzIFBsYy4xDjAMBgNVBAcMBVNvZmlhMRQwEgYDVQQIDAtCOjgzMTY0MTc5MTELMAkGA1UEBhMCQkcwHhcNMTAxMTExMTU0OTA4WhcNMjAxMTEwMTU0OTA4WjCBkDEYMBYGA1UECQwPMiBQLiBWb2xvdiBTdHIuMR0wGwYDVQQDDBRTdGFtcElUIFF1YWxpZmllZCBDQTEiMCAGA1UECgwZSW5mb3JtYXRpb24gU2VydmljZXMgUGxjLjEOMAwGA1UEBwwFU29maWExFDASBgNVBAgMC0I6ODMxNjQxNzkxMQswCQYDVQQGEwJCRzCCASIwDQYJKoZIhvcNAQEBBQADggEPADCCAQoCggEBAIWuNeuvhoSoJlZA98r4aY0QR79KuBfsjX6OId0K1x5gfq2PuwWowgUSJb67nW4kBY2nKNsOh5BXD6KXou0J9K2XSlhIl/r19E0b4SoV8o2qfNLz9xUDD7BQ+wxtV+OCNPq50bhhZENS2eqO5HgAwkJ6ydpmXrD2joaUz1s7ozfKokvM1futVJvoUSm9z4D6Px8YroKuTeM8fPcMOt2sNCqk+QZZ1eQTjpugv4DsshGuTj/jvTz9Sj1YDHefzADoS28wOBlDUxRQGStfLToqWTiyu4ua8wQTx+bLJGVuJTTcsT5xJwlDapDZNp8w+Jnh3dzRdRgkxqyuyNt3zWa09P0CAwEAAaOCAScwggEjMDQGCCsGAQUFBwEBBCgwJjAkBggrBgEFBQcwAYYYaHR0cDovL29jc3Auc3RhbXBpdC5vcmcvMB0GA1UdDgQWBBS/WRur742pgIJBZ6A1+ek5dk/eFTAPBgNVHRMBAf8EBTADAQH/MB8GA1UdIwQYMBaAFNwWVOtzgm9pYPkvUgdbxaXwf8YgMEkGA1UdIARCMEAwPgYKKwYBBAHYGgEBATAwMC4GCCsGAQUFBwIBFiJodHRwOi8vd3d3LnN0YW1waXQub3JnL3JlcG9zaXRvcnkvMD8GA1UdHwQ4MDYwNKAyoDCGLmh0dHA6Ly93d3cuc3RhbXBpdC5vcmcvY3JsL3N0YW1waXRfcHJpbWFyeS5jcmwwDgYDVR0PAQH/BAQDAgEGMA0GCSqGSIb3DQEBBQUAA4ICAQCW+IEc09Yu6G2AooSk5iupBx6JxCjl2+c0liJyDCK2h+qOj/JyHWOEabLI1Gk/abfne1vbjF8QSSrEHWU+ja/0EkqOLJjTgvx1Dl7X3NBJ/TNG8ZxmwYfvo2ygyR6/08Lkme5C3tjO45eWNYfXzSVUwDxVefJ0z9eOKha3nfc0xH+W/9xchlIldjmlAR06tbw0jtY4aylaLAmgtL7+ZDWhBvi0cEHEt3mLcb8xBCIKjy6xntJUsE8UbdXdlMIaxwHC1WqqfbsYt2GnbakON4eYCvGuMfd58xJ4NDxpeIiWfE/OkXybTFAU6hyjWU8QzJ0ngI5BLkPtoN+CV2iaiH2qAfMDiI2uAZWhoRm8jizf2wCjqjTDb16qWoNZzhZaz/5hvjMcC/ZIfjx4gRcnWhyRQkI9ZXlb6SLVcS454X7+THfvFoAVfuUYb3j560sF6kNsHEx35Myvf+4KrkKlK7ijCpb4cHJgoihHsXer3SQELdbtTaRciGPhTTc9Gmv9F/mlvERq1PvBO9AmaxHj+28MeAgo+9m+T/3PkC74LErDMXF/TKNMdTgpwanFLY3HGrfrdDX4v2CzFf04u7n5IgEGqmjHaaJiTr1X5+oNwxfc2UQvXHiKDMHiZ7mc39E/IWa21jWSwcOW3Zii+ZXFGAA/qnIyiHFpdLTGsw5tan6NtA==</xd:EncapsulatedX509Certificate>
              <xd:EncapsulatedX509Certificate>MIIFVzCCBD+gAwIBAgIIVbe87vsIM6IwDQYJKoZIhvcNAQEFBQAwgZAxGDAWBgNVBAkMDzIgUC4gVm9sb3YgU3RyLjEdMBsGA1UEAwwUU3RhbXBJVCBRdWFsaWZpZWQgQ0ExIjAgBgNVBAoMGUluZm9ybWF0aW9uIFNlcnZpY2VzIFBsYy4xDjAMBgNVBAcMBVNvZmlhMRQwEgYDVQQIDAtCOjgzMTY0MTc5MTELMAkGA1UEBhMCQkcwHhcNMTYwNjE2MTAyOTQ5WhcNMTkwNjE2MTAyOTQ5WjB5MSIwIAYJKoZIhvcNAQkBFhNuZGlsa292QG5ldGVycmEubmV0MRwwGgYDVQQDDBNOZXZlbiBQZXRrb3YgRGlsa292MQ8wDQYDVQQHDAZTb2ZpYS0xFzAVBgNVBAgMDkVHTjo2OTA1MjU0MDAxMQswCQYDVQQGEwJCRzCCASIwDQYJKoZIhvcNAQEBBQADggEPADCCAQoCggEBAL002GChGxzerciVCuZhkbO8BwdQIAC6bD0zVi3aZ8eVgWAJJ49b4ZH2iNx+MTX50u8QCfgmYbJ8nf+l7eA+qyPRnptYsAwwkgBYoVfGBtRxUVbHOvC91+dz8+KObCk8pr9HhRHcJ0at77hE4nGarMr5PthXdNfiJNi4WNNHppidhqDUcJKNhe1BvvTsvF95kZ+vjgwGV3bY9NVKJCx3t2ahkRMyiHB1L+gxv4Nf+qnJu5oJlJ9tNEpBEVjJMdcvw0rmsA+M/YskHKGOOfRFJkyrbu6/Av1aTPNNdXrlAjLIsc6uEjCBjcIMaBW0onhsVBSeffTgUCv+Pwsxm/NwoIMCAwEAAaOCAckwggHFMDQGCCsGAQUFBwEBBCgwJjAkBggrBgEFBQcwAYYYaHR0cDovL29jc3Auc3RhbXBpdC5vcmcvMB0GA1UdDgQWBBTlQTM6zplRE9n60B5hXoLPGjv7YjAMBgNVHRMBAf8EAjAAMB8GA1UdIwQYMBaAFL9ZG6vvjamAgkFnoDX56Tl2T94VMC4GCCsGAQUFBwEDBCIwIDAKBggrBgEFBQcLATAIBgYEAI5GAQEwCAYGBACORgEEMEoGA1UdIARDMEEwPwYLKwYBBAHYGgEBAQUwMDAuBggrBgEFBQcCARYiaHR0cDovL3d3dy5zdGFtcGl0Lm9yZy9yZXBvc2l0b3J5LzBBBgNVHR8EOjA4MDagNKAyhjBodHRwOi8vd3d3LnN0YW1waXQub3JnL2NybC9zdGFtcGl0X3F1YWxpZmllZC5jcmwwDgYDVR0PAQH/BAQDAgTwMDUGA1UdJQQuMCwGCCsGAQUFBwMCBggrBgEFBQcDBAYKKwYBBAGCNxQCAgYKKwYBBAGCNwoDDDA5BgNVHREEMjAwpC4wLDEqMCgGA1UEAwwhUXVhbGlmaWVkIENlcnRpZmljYXRlIFN0YW1wSVQgRG9jMA0GCSqGSIb3DQEBBQUAA4IBAQCExNTAZM+87mv0CaV+NF0Yt/9YQfGbE51+fl01s6e9ALprTa9AD+EmoKBUOEATxzPQMiWhY8kqR9urD/k6KZHApjnZCXk8nT4AXSkmzNr3JO93OjWpf8dwrP13zf7Llqsxp+9BEnNUwrx9rczly1505Ci+l4gJAs+je9q3v+jwMAPgATl1iAb4zSBjf94fERrO/53Of5ZgQA4WxuA1zP7LZKjaNQEcVc05OMJ/X2MkvUgrTPIFgElBe7h4z2tlx/Q+F5qryFYjDC9EMDF0XWKXADPc259ZTdP4nXtHnuXZ4/VpNBqZr52OFGxaIP0/YUmJaY343j9moJYbslwr0VfM</xd:EncapsulatedX509Certificate>
              <xd:EncapsulatedX509Certificate>MIIGWTCCBEGgAwIBAgIIOyFqfpGQJDgwDQYJKoZIhvcNAQEFBQAwgZMxGDAWBgNVBAkMDzIgUC4gVm9sb3YgU3RyLjEgMB4GA1UEAwwXU3RhbXBJVCBQcmltYXJ5IFJvb3QgQ0ExIjAgBgNVBAoMGUluZm9ybWF0aW9uIFNlcnZpY2VzIFBsYy4xDjAMBgNVBAcMBVNvZmlhMRQwEgYDVQQIDAtCOjgzMTY0MTc5MTELMAkGA1UEBhMCQkcwHhcNMTAxMTExMTUxMzM0WhcNMzAxMTExMTUxMzM0WjCBkzEYMBYGA1UECQwPMiBQLiBWb2xvdiBTdHIuMSAwHgYDVQQDDBdTdGFtcElUIFByaW1hcnkgUm9vdCBDQTEiMCAGA1UECgwZSW5mb3JtYXRpb24gU2VydmljZXMgUGxjLjEOMAwGA1UEBwwFU29maWExFDASBgNVBAgMC0I6ODMxNjQxNzkxMQswCQYDVQQGEwJCRzCCAiIwDQYJKoZIhvcNAQEBBQADggIPADCCAgoCggIBAL60uDZSR6hPng0rxnbChhrp/h6QVoopDGR9UrQmhVZHAaecRuYnQgRyKRdf9t5zBDJgjyMiRLj0PaR0N4FuBOEyPiD43zm3BAoYDuC0s93SczsYkzX+O4YZsdQI86JGzvxjshy9VMxWOSOt5NXyRaqw3KKLu9bt+0vrCXPqRblrdcx03bSdVF5gJplShzTuL5v018vC3Yf9YOCYEmFwGBGc1D5w/TAr4sjq6K4PrKS2jJWn5kQjOW2bAWKkats4nqqG+uuoozK22rlBBhZ/GVxDvEh1zHybE6lOwCxK9XCWyfjmLTS5TSOp0AlvC6mls/z/5ozwMYZEBGd1rvkIVNvNVmD99/5/EyJr8uIZArBzvzPhKHozLudshmt3UnUua7UHE8FKVhMcY8YrlZiQ68n2e0Fpq2ks4T02iGKNg6htNaWu6lZqymEZhMsaTu/POYMGx+pqAI0Oy9hLARESSYBwTrv6jOGdCT4Zpu4nPr+KXumJcv8UTk2U0mpvpjGCMdX0YhJoPfOrMLrve7gLh5C0/dMInrDS0CdSFwpVN9LWghOQkeAKn7QR5rh5DiPQOvsRgSKjUittPDnbUojNRnPiqHOG2A4985hIhKTFAhCtOAlR1lHxSQDoumwBp8teILEoqSWOXwBVQypW1gd128YqcdKqfcyLZBZ/IXIzbucrAgMBAAGjga4wgaswHQYDVR0OBBYEFNwWVOtzgm9pYPkvUgdbxaXwf8YgMA8GA1UdEwEB/wQFMAMBAf8wHwYDVR0jBBgwFoAU3BZU63OCb2lg+S9SB1vFpfB/xiAwSAYDVR0gBEEwPzA9BgkrBgEEAdgaAQEwMDAuBggrBgEFBQcCARYiaHR0cDovL3d3dy5zdGFtcGl0Lm9yZy9yZXBvc2l0b3J5LzAOBgNVHQ8BAf8EBAMCAQYwDQYJKoZIhvcNAQEFBQADggIBADpf2UZLn3+OFh+jYSh0oiI5M2d4mvPM5ZgBI6ZQAzO1QDvXosg15hc4htYNlTW2zXsQGCODhpq9tfB6PdpKLD8o8PaVLzcQrYHtEflhnd+cPygvBkZDnhIOpoK+96aX6XpYmnacljflY+aB7O2IXi3LBm5gcSh7NZ6yXzn3FgGEgqlxxoS+JMRB65L11h5ti2AedfuzXLvaXIteIoRllDaAwlPqrKbdxf/3xjCXVMfxZqVBQNCxrQVK1U2SB+ULumf/E9yAu2mGR0cWLQKJu4+5QOtSf6YTGMuPX23JOfaQiPyTo5jK1cb14CDqHDX/47QKaqQKBpzSyx4wsdVMipi5K6CSBmRX36Cah9Qbl4n5f79Ih+vDnXMR1zk7x0lMYEtiiCUIm9RnGVooFcE7E9kyfJEJoXvbAvTR8PAiMYg3ng72lVeXHQvAHHVXOvXLKOCPKvi3au4VxdkiiSTgvxqkVDDSx2WuMzywvyRMCa12a0w4rxkaGIYMD4fVJcqP3TaK9BHyHzcyBD4sM/bUcdE40fQ6qE/ac/c2Lw1wfLFni3sd2d7Bv8nVNRUNNdneHb5LPFONTHmdPoWTQIyT/3plvKWy2z6M1zZEEKBRwUNBBQy9dk1Wc9aXrf0PSFYV6Nl8uO652wcVPk/a2TDCk6kLm5e2O/5rchs3IMXm/PdR</xd:EncapsulatedX509Certificate>
            </xd:CertificateValues>
          </xd:UnsignedSignatureProperties>
        </xd:UnsignedProperties>
      </xd:QualifyingProperties>
    </Object>
  </Signature>
</document-signatures>
</file>